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352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251cm"/>
    </style:style>
    <style:style style:name="gr6" style:family="graphic" style:parent-style-name="standard">
      <style:graphic-properties draw:stroke="none" svg:stroke-color="#000000" draw:fill="none" draw:fill-color="#ffffff" fo:min-height="0.249cm"/>
    </style:style>
    <style:style style:name="gr7" style:family="graphic" style:parent-style-name="standard">
      <style:graphic-properties draw:stroke="none" svg:stroke-color="#000000" draw:fill="none" draw:fill-color="#ffffff" fo:min-height="0.234cm"/>
    </style:style>
    <style:style style:name="gr8" style:family="graphic" style:parent-style-name="standard">
      <style:graphic-properties draw:stroke="none" svg:stroke-color="#000000" draw:fill="none" draw:fill-color="#ffffff" fo:min-height="0.425cm"/>
    </style:style>
    <style:style style:name="gr9" style:family="graphic" style:parent-style-name="standard">
      <style:graphic-properties draw:stroke="none" svg:stroke-color="#000000" draw:fill="none" draw:fill-color="#ffffff" fo:min-height="0.455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77cm" fo:min-width="0.34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.225cm" fo:min-width="0.28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loext:graphic-properties draw:fill="none" draw:fill-color="#ffffff"/>
      <style:text-properties style:font-name="源ノ角ゴシック JP ExtraLight" fo:font-size="6pt" style:font-name-asian="源ノ角ゴシック JP ExtraLigh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style:font-name="源ノ角ゴシック JP ExtraLight" fo:font-size="8pt" style:font-name-asian="源ノ角ゴシック JP ExtraLight" style:font-size-asian="8pt" style:font-size-complex="8pt"/>
    </style:style>
    <style:style style:name="T1" style:family="text">
      <style:text-properties style:font-name="源ノ角ゴシック JP ExtraLight" fo:font-size="6pt" style:font-name-asian="源ノ角ゴシック JP ExtraLight" style:font-size-asian="6pt" style:font-size-complex="6pt"/>
    </style:style>
    <style:style style:name="T2" style:family="text">
      <style:text-properties style:font-name="源ノ角ゴシック JP ExtraLight" fo:font-size="8pt" style:font-name-asian="源ノ角ゴシック JP ExtraLight" style:font-size-asian="8pt" style:font-size-complex="8pt"/>
    </style:style>
    <style:style style:name="T3" style:family="text">
      <style:text-properties style:font-name="源ノ角ゴシック JP ExtraLight" fo:font-size="6pt" fo:font-style="normal" style:font-name-asian="源ノ角ゴシック JP ExtraLight" style:font-size-asian="6pt" style:font-style-asian="normal" style:font-size-complex="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5" draw:id="id5" draw:layer="layout" svg:width="0.467cm" svg:height="0.467cm" svg:x="5.042cm" svg:y="1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878cm" svg:height="0.675cm" svg:x="5.503cm" svg:y="1.215cm">
          <draw:text-box>
            <text:p text:style-name="P2"><text:span text:style-name="T1">ou=Aqours ←</text:span><text:span text:style-name="T1">ルートノードの</text:span></text:p>
            <text:p text:style-name="P2"><text:span text:style-name="T1">ACL</text:span><text:span text:style-name="T1">は、ツリー全体に影響する</text:span></text:p>
          </draw:text-box>
        </draw:frame>
        <draw:custom-shape draw:style-name="gr3" draw:text-style-name="P1" xml:id="id6" draw:id="id6" draw:layer="layout" svg:width="0.467cm" svg:height="0.467cm" svg:x="2.459cm" svg:y="2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467cm" svg:height="0.467cm" svg:x="4.815cm" svg:y="2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467cm" svg:height="0.467cm" svg:x="7.21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467cm" svg:height="0.467cm" svg:x="8.212cm" svg:y="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467cm" svg:height="0.467cm" svg:x="9.095cm" svg:y="4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667cm" svg:y1="3.213cm" svg:x2="7.451cm" svg:y2="4.5cm" draw:start-shape="id1" draw:start-glue-point="8" draw:end-shape="id2" draw:end-glue-point="4" svg:d="M8667 3213l-1216 1287" svg:viewBox="0 0 1217 1288">
          <text:p/>
        </draw:connector>
        <draw:connector draw:style-name="gr4" draw:text-style-name="P1" draw:layer="layout" draw:type="line" svg:x1="8.667cm" svg:y1="3.213cm" svg:x2="8.446cm" svg:y2="5.405cm" draw:start-shape="id1" draw:start-glue-point="8" draw:end-shape="id3" draw:end-glue-point="4" svg:d="M8667 3213l-221 2192" svg:viewBox="0 0 222 2193">
          <text:p/>
        </draw:connector>
        <draw:connector draw:style-name="gr4" draw:text-style-name="P1" draw:layer="layout" draw:type="line" svg:x1="8.667cm" svg:y1="3.213cm" svg:x2="9.329cm" svg:y2="4.369cm" draw:start-shape="id1" draw:start-glue-point="8" draw:end-shape="id4" draw:end-glue-point="4" svg:d="M8667 3213l662 1156" svg:viewBox="0 0 663 1157">
          <text:p/>
        </draw:connector>
        <draw:frame draw:style-name="gr5" draw:text-style-name="P3" draw:layer="layout" svg:width="2.003cm" svg:height="0.501cm" svg:x="8.56cm" svg:y="5.405cm">
          <draw:text-box>
            <text:p text:style-name="P2"><text:span text:style-name="T1">cn=</text:span><text:span text:style-name="T1">桜内梨子</text:span></text:p>
          </draw:text-box>
        </draw:frame>
        <draw:frame draw:style-name="gr6" draw:text-style-name="P3" draw:layer="layout" svg:width="1.992cm" svg:height="0.499cm" svg:x="8.63cm" svg:y="4.891cm">
          <draw:text-box>
            <text:p text:style-name="P2"><text:span text:style-name="T1">cn=</text:span><text:span text:style-name="T1">津島ヨハネ</text:span></text:p>
          </draw:text-box>
        </draw:frame>
        <draw:custom-shape draw:style-name="gr3" draw:text-style-name="P1" xml:id="id1" draw:id="id1" draw:layer="layout" svg:width="0.467cm" svg:height="0.467cm" svg:x="8.433cm" svg:y="2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992cm" svg:height="0.499cm" svg:x="6.921cm" svg:y="4.842cm">
          <draw:text-box>
            <text:p text:style-name="P2"><text:span text:style-name="T1">cn=</text:span><text:span text:style-name="T1">小原鞠莉</text:span></text:p>
          </draw:text-box>
        </draw:frame>
        <draw:connector draw:style-name="gr4" draw:text-style-name="P1" draw:layer="layout" draw:type="line" svg:x1="5.11cm" svg:y1="1.741cm" svg:x2="2.858cm" svg:y2="2.742cm" draw:start-shape="id5" draw:start-glue-point="7" draw:end-shape="id6" draw:end-glue-point="11" svg:d="M5110 1741l-2252 1001" svg:viewBox="0 0 2253 1002">
          <text:p/>
        </draw:connector>
        <draw:connector draw:style-name="gr4" draw:text-style-name="P1" draw:layer="layout" draw:type="line" svg:x1="5.276cm" svg:y1="1.809cm" svg:x2="5.049cm" svg:y2="2.66cm" draw:start-shape="id5" draw:start-glue-point="8" draw:end-shape="id7" draw:end-glue-point="4" svg:d="M5276 1809l-227 851" svg:viewBox="0 0 228 852">
          <text:p/>
        </draw:connector>
        <draw:connector draw:style-name="gr4" draw:text-style-name="P1" draw:layer="layout" draw:type="line" svg:x1="5.441cm" svg:y1="1.741cm" svg:x2="8.501cm" svg:y2="2.814cm" draw:start-shape="id5" draw:start-glue-point="9" draw:end-shape="id1" draw:end-glue-point="5" svg:d="M5441 1741l3060 1073" svg:viewBox="0 0 3061 1074">
          <text:p/>
        </draw:connector>
        <draw:frame draw:style-name="gr2" draw:text-style-name="P5" draw:layer="layout" svg:width="1.973cm" svg:height="0.602cm" svg:x="1.239cm" svg:y="2.19cm">
          <draw:text-box>
            <text:p text:style-name="P4"><text:span text:style-name="T2">ou=CYaRon</text:span></text:p>
          </draw:text-box>
        </draw:frame>
        <draw:frame draw:style-name="gr7" draw:text-style-name="P5" draw:layer="layout" svg:width="2.318cm" svg:height="0.535cm" svg:x="7.943cm" svg:y="2.119cm">
          <draw:text-box>
            <text:p text:style-name="P4"><text:span text:style-name="T2">ou=Guilty Kiss</text:span></text:p>
          </draw:text-box>
        </draw:frame>
        <draw:frame draw:style-name="gr8" draw:text-style-name="P3" draw:layer="layout" svg:width="3.006cm" svg:height="1.311cm" svg:x="5.696cm" svg:y="2.698cm">
          <draw:text-box>
            <text:p text:style-name="P2"><text:span text:style-name="T1">ou=Guilty Kiss</text:span><text:span text:style-name="T1">の</text:span></text:p>
            <text:p text:style-name="P2"><text:span text:style-name="T1">ACL</text:span><text:span text:style-name="T1">は、</text:span><text:span text:style-name="T1">ou=Guilty Kiss</text:span></text:p>
            <text:p text:style-name="P2"><text:span text:style-name="T1">と、子ノードもしくは</text:span></text:p>
            <text:p text:style-name="P2"><text:span text:style-name="T1">それ以下の部分木に</text:span></text:p>
            <text:p text:style-name="P2"><text:span text:style-name="T1">適用される</text:span></text:p>
          </draw:text-box>
        </draw:frame>
        <draw:frame draw:style-name="gr9" draw:text-style-name="P3" draw:layer="layout" svg:width="6.842cm" svg:height="0.705cm" svg:x="3.944cm" svg:y="6.035cm">
          <draw:text-box>
            <text:p text:style-name="P2"><text:span text:style-name="T3">一つ一つのリーフノードをターゲットに</text:span><text:span text:style-name="T3">ACL</text:span><text:span text:style-name="T3">をかけることができる</text:span></text:p>
            <text:p text:style-name="P2"><text:span text:style-name="T3">（リーフノードは子ノードから成る部分木が空と考える）</text:span></text:p>
          </draw:text-box>
        </draw:frame>
        <draw:custom-shape draw:style-name="gr10" draw:text-style-name="P1" draw:layer="layout" svg:width="1.68cm" svg:height="1.58cm" svg:x="1.882cm" svg:y="3.1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68cm" svg:height="1.58cm" svg:x="4.183cm" svg:y="3.1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5" draw:layer="layout" svg:width="1.973cm" svg:height="0.602cm" svg:x="3.042cm" svg:y="2.612cm">
          <draw:text-box>
            <text:p text:style-name="P4"><text:span text:style-name="T2">ou=AZALEA</text:span></text:p>
          </draw:text-box>
        </draw:frame>
        <draw:frame draw:style-name="gr2" draw:text-style-name="P3" draw:layer="layout" svg:width="3.878cm" svg:height="0.887cm" svg:x="2.203cm" svg:y="4.816cm">
          <draw:text-box>
            <text:p text:style-name="P2"><text:span text:style-name="T1">ou=Guilty Kiss </text:span><text:span text:style-name="T1">の</text:span><text:span text:style-name="T1">ACL</text:span><text:span text:style-name="T1">は、</text:span></text:p>
            <text:p text:style-name="P2"><text:span text:style-name="T1">ou=CYaRon</text:span><text:span text:style-name="T1">や</text:span><text:span text:style-name="T1">ou=AZALEA</text:span><text:span text:style-name="T1">以下の</text:span></text:p>
            <text:p text:style-name="P2"><text:span text:style-name="T1">部分木には適用されな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2T11:19:32.487000000</dc:date>
    <meta:editing-duration>PT37M39S</meta:editing-duration>
    <meta:editing-cycles>10</meta:editing-cycles>
    <meta:generator>LibreOffice/5.4.4.2$Windows_X86_64 LibreOffice_project/2524958677847fb3bb44820e40380acbe820f960</meta:generator>
    <meta:document-statistic meta:object-count="25"/>
  </office:meta>
</office:document-meta>
</file>